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12" officeooo:paragraph-rsid="00060512"/>
    </style:style>
    <style:style style:name="P2" style:family="paragraph" style:parent-style-name="Standard">
      <style:text-properties officeooo:rsid="0007b00c" officeooo:paragraph-rsid="0007b00c"/>
    </style:style>
    <style:style style:name="P3" style:family="paragraph" style:parent-style-name="Standard">
      <style:text-properties officeooo:rsid="0008d245" officeooo:paragraph-rsid="0008d245"/>
    </style:style>
    <style:style style:name="P4" style:family="paragraph" style:parent-style-name="Standard">
      <style:text-properties officeooo:rsid="000bb6e3" officeooo:paragraph-rsid="000bb6e3"/>
    </style:style>
    <style:style style:name="P5" style:family="paragraph" style:parent-style-name="Standard">
      <style:text-properties officeooo:rsid="000d27fa" officeooo:paragraph-rsid="000d27fa"/>
    </style:style>
    <style:style style:name="T1" style:family="text">
      <style:text-properties officeooo:rsid="000a2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re des executions des requetes :</text:p>
      <text:p text:style-name="P1">FROM WHERE GROUP BY HAVING SELECT</text:p>
      <text:p text:style-name="P1"/>
      <text:p text:style-name="P2">checker natural join </text:p>
      <text:p text:style-name="P2">ex :</text:p>
      <text:p text:style-name="P2"/>
      <text:p text:style-name="P2">select tab2 t, u, j</text:p>
      <text:p text:style-name="P2">from </text:p>
      <text:p text:style-name="P2">(une requete) tab3</text:p>
      <text:p text:style-name="P2">natural join tab2 ;</text:p>
      <text:p text:style-name="P2"/>
      <text:p text:style-name="P3">SELECT *</text:p>
      <text:p text:style-name="P3">FROM tab1</text:p>
      <text:p text:style-name="P3">WHERE (i,j) IN ((1,5),(2,20)) ; <text:span text:style-name="T1">(appartenir)</text:span></text:p>
      <text:p text:style-name="P3"/>
      <text:p text:style-name="P4">SELECT *</text:p>
      <text:p text:style-name="P4">FROM tab2</text:p>
      <text:p text:style-name="P4">WHERE (u,t) IN</text:p>
      <text:p text:style-name="P4">(requete) ;</text:p>
      <text:p text:style-name="P4"/>
      <text:p text:style-name="P5">IN, NOT IN, ALL A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0:41:46.282441250</meta:creation-date>
    <meta:generator>LibreOffice/6.0.7.3$Linux_X86_64 LibreOffice_project/00m0$Build-3</meta:generator>
    <dc:date>2019-11-28T11:01:05.210642423</dc:date>
    <meta:editing-duration>PT19M16S</meta:editing-duration>
    <meta:editing-cycles>6</meta:editing-cycles>
    <meta:document-statistic meta:table-count="0" meta:image-count="0" meta:object-count="0" meta:page-count="1" meta:paragraph-count="16" meta:word-count="54" meta:character-count="276" meta:non-whitespace-character-count="236"/>
  </office:meta>
</office:document-meta>
</file>